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16cm" fo:min-width="0.0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24cm" fo:min-width="0.104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6cm" svg:height="0.4cm" svg:x="0.1cm" svg:y="0.6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0.9cm" svg:height="1cm" svg:x="0.6cm" svg:y="0.301cm">
          <text:p/>
          <draw:enhanced-geometry svg:viewBox="0 0 21600 21600" draw:glue-points="10800 0 3163 3163 0 10800 3163 18437 10800 21600 18437 18437 21600 10800 18437 3163" draw:text-areas="3163 3163 18437 18437" draw:mirror-horizontal="true" draw:type="ring" draw:modifiers="4794.672586015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3T13:30:31.746646394</dc:date>
    <meta:editing-duration>P1DT4M</meta:editing-duration>
    <meta:editing-cycles>60</meta:editing-cycles>
    <meta:generator>LibreOffice/5.1.6.2$Linux_X86_64 LibreOffice_project/10m0$Build-2</meta:generator>
    <meta:document-statistic meta:object-count="2"/>
  </office:meta>
</office:document-meta>
</file>